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day is the first day of SNU 3 development. Version 2.0 was a failure, as it wasn't possible to work with the code I had, and it had poor planning. Version 3 is already looking really good</text:p>
      <text:p text:style-name="Standard">Today, after more HTML testing, I decided that I should try and develop a basic HTML structure for SNU instead of depending on Google sites or Javascript any longer</text:p>
      <text:p text:style-name="Standard">It is almost like a sign. The HTML hyperlink error lead to so many discoveries, I began looking up how to do all these different things. Now I have</text:p>
      <text:p text:style-name="Standard">After I successfully managed to embed images, audio, and video into HTML, along with other skills like opening files in other folders, hosting downloads, and opening documents within documents, I moved from my HTML testing ground into the real environment</text:p>
      <text:p text:style-name="Standard">I am going to try and take it slowly so I don't have to restart again. I think version 3 has a lot of potential. Someday, I will get this site working</text:p>
      <text:p text:style-name="Standard">Today, I started out with development on the basic site elements such as pseudocode, front pages, trending, and assets. I laid the foundation today</text:p>
      <text:p text:style-name="Standard">Sean Patrick Myrick on January 31st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17:53.425000000</meta:creation-date>
    <dc:date>2019-02-04T12:18:08.705000000</dc:date>
    <meta:editing-duration>PT15S</meta:editing-duration>
    <meta:editing-cycles>1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7" meta:word-count="198" meta:character-count="1092" meta:non-whitespace-character-count="901"/>
  </office:meta>
</office:document-meta>
</file>